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78"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79"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80"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81"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82"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83"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84"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85"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86"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87"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88"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89"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90"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91"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92"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93"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94"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95"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96"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7"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98"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99"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00"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01"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02"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03"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04"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05"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06"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07"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08"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09"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10"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11"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12"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13"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14"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15"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16"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17"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18"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19"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20"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21"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22"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23"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24"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25"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26"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27"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28"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29"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30"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31"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32"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33"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34"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35"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36"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37"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38"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39"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40"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41"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42"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43"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44"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45"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46"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47"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48"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49"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50"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51"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52"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53"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54"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55"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56"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57"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158"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59"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160"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161"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162"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163"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164"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165"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166"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167"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168"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169"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170"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171"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172"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173"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174"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175"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176"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181"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182"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183"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184"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185"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186"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187"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88"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189"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190"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191"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192"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93"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194"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195"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96"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7"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98"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199" style:family="paragraph" style:parent-style-name="Standard">
      <style:text-properties officeooo:paragraph-rsid="00a4743d"/>
    </style:style>
    <style:style style:name="P200"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201"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202"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203"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204"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officeooo:rsid="008f721d"/>
    </style:style>
    <style:style style:name="T89" style:family="text">
      <style:text-properties officeooo:rsid="0091b167"/>
    </style:style>
    <style:style style:name="T90" style:family="text">
      <style:text-properties officeooo:rsid="00933da3"/>
    </style:style>
    <style:style style:name="T91" style:family="text">
      <style:text-properties officeooo:rsid="0097164c"/>
    </style:style>
    <style:style style:name="T92" style:family="text">
      <style:text-properties officeooo:rsid="0098e555"/>
    </style:style>
    <style:style style:name="T93" style:family="text">
      <style:text-properties officeooo:rsid="009ae926"/>
    </style:style>
    <style:style style:name="T94" style:family="text">
      <style:text-properties officeooo:rsid="009d664e"/>
    </style:style>
    <style:style style:name="T95" style:family="text">
      <style:text-properties officeooo:rsid="00af4745"/>
    </style:style>
    <style:style style:name="T96" style:family="text">
      <style:text-properties officeooo:rsid="00af86f4"/>
    </style:style>
    <style:style style:name="T97" style:family="text">
      <style:text-properties officeooo:rsid="00b2c500"/>
    </style:style>
    <style:style style:name="T98" style:family="text">
      <style:text-properties officeooo:rsid="00ba69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188">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192">Status: <text:span text:style-name="T6">status and hours in other tickets</text:span></text:p>
      <text:p text:style-name="P78"/>
      <text:p text:style-name="P96">============</text:p>
      <text:p text:style-name="P96"/>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33">Status: <text:span text:style-name="T24">Fixed</text:span></text:p>
      <text:p text:style-name="P78"/>
      <text:p text:style-name="P97">============</text:p>
      <text:p text:style-name="P97"/>
      <text:p text:style-name="P121"><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21"/>
      <text:p text:style-name="P9">Type CR</text:p>
      <text:p text:style-name="P9"/>
      <text:p text:style-name="P133">Status: <text:span text:style-name="T6">Done (</text:span><text:span text:style-name="T38">2</text:span><text:span text:style-name="T39">5</text:span><text:span text:style-name="T6">hrs)</text:span></text:p>
      <text:p text:style-name="P184"><text:bookmark-end text:name="__DdeLink__3758_4263677272"/></text:p>
      <text:p text:style-name="P79"/>
      <text:p text:style-name="P79"/>
      <text:p text:style-name="P98">============</text:p>
      <text:p text:style-name="P98"/>
      <text:p text:style-name="P122"><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22"/>
      <text:p text:style-name="P10">Type CR</text:p>
      <text:p text:style-name="P10"/>
      <text:p text:style-name="P133">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80"/>
      <text:p text:style-name="P80"/>
      <text:p text:style-name="P80"/>
      <text:p text:style-name="P80"/>
      <text:p text:style-name="P80"/>
      <text:p text:style-name="P80"><text:soft-page-break/></text:p>
      <text:p text:style-name="P80"/>
      <text:p text:style-name="P80"/>
      <text:p text:style-name="P99">============</text:p>
      <text:p text:style-name="P99"/>
      <text:p text:style-name="P123"><text:bookmark-start text:name="__DdeLink__3751_4263677272"/><text:span text:style-name="T2">5</text:span>) <text:bookmark-start text:name="__DdeLink__3745_4263677272"/>https://app.asana.com/0/1209395762772163/1209395762772205<text:bookmark-end text:name="__DdeLink__3745_4263677272"/></text:p>
      <text:p text:style-name="P123"/>
      <text:p text:style-name="P11">Type CR</text:p>
      <text:p text:style-name="P11"/>
      <text:p text:style-name="P134"><text:bookmark-start text:name="__DdeLink__3690_4263677272"/>Status: <text:span text:style-name="T6">Done (</text:span><text:span text:style-name="T36">5hrs</text:span><text:span text:style-name="T6">)</text:span></text:p>
      <text:p text:style-name="P93"><text:bookmark-end text:name="__DdeLink__3690_4263677272"/><text:bookmark-end text:name="__DdeLink__3751_4263677272"/></text:p>
      <text:p text:style-name="P99">============</text:p>
      <text:p text:style-name="P99"/>
      <text:p text:style-name="P123"><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23"/>
      <text:p text:style-name="P11">Type CR</text:p>
      <text:p text:style-name="P11"/>
      <text:p text:style-name="P150">S<text:bookmark-end text:name="__DdeLink__3743_4263677272"/>tatus: <text:span text:style-name="T6">Done (</text:span><text:span text:style-name="T40">5</text:span><text:span text:style-name="T6">hrs)</text:span></text:p>
      <text:p text:style-name="P150"/>
      <text:p text:style-name="P185"/>
      <text:p text:style-name="P81"/>
      <text:p text:style-name="P100">============</text:p>
      <text:p text:style-name="P100"/>
      <text:p text:style-name="P124"><text:span text:style-name="T3">7</text:span>) <text:bookmark-start text:name="__DdeLink__1111_2292776962"/>https://app.asana.com/0/1209395762772163/1209395762772213<text:bookmark-end text:name="__DdeLink__1111_2292776962"/></text:p>
      <text:p text:style-name="P124"/>
      <text:p text:style-name="P12">Type CR</text:p>
      <text:p text:style-name="P12"/>
      <text:p text:style-name="P135">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82"/>
      <text:p text:style-name="P82"/>
      <text:p text:style-name="P82"/>
      <text:p text:style-name="P100">============</text:p>
      <text:p text:style-name="P100"/>
      <text:p text:style-name="P124"><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24"/>
      <text:p text:style-name="P12">Type CR</text:p>
      <text:p text:style-name="P12"/>
      <text:p text:style-name="P135">Status: <text:span text:style-name="T6">Done (</text:span><text:span text:style-name="T37">5</text:span><text:span text:style-name="T6">hrs)</text:span><text:bookmark-end text:name="__DdeLink__3738_4263677272"/></text:p>
      <text:p text:style-name="P82"/>
      <text:p text:style-name="P100">============</text:p>
      <text:p text:style-name="P100"/>
      <text:p text:style-name="P124"><text:span text:style-name="T3">9</text:span>) <text:bookmark-start text:name="__DdeLink__3729_4263677272"/>https://app.asana.com/0/1209395762772163/1209395762772225<text:bookmark-end text:name="__DdeLink__3729_4263677272"/></text:p>
      <text:p text:style-name="P124"/>
      <text:p text:style-name="P12">Type <text:span text:style-name="T9">BUG</text:span></text:p>
      <text:p text:style-name="P12"><text:soft-page-break/></text:p>
      <text:p text:style-name="P136">Status: <text:span text:style-name="T31">Fixed</text:span><text:span text:style-name="T6"> </text:span></text:p>
      <text:p text:style-name="P92"/>
      <text:p text:style-name="P82"/>
      <text:p text:style-name="P101">============</text:p>
      <text:p text:style-name="P101"/>
      <text:p text:style-name="P125"><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25"/>
      <text:p text:style-name="P13">Type CR</text:p>
      <text:p text:style-name="P13"/>
      <text:p text:style-name="P151">Status: <text:span text:style-name="T6">Done (</text:span><text:span text:style-name="T44">5</text:span><text:span text:style-name="T6">hrs)</text:span></text:p>
      <text:p text:style-name="P94"/>
      <text:p text:style-name="P102">============</text:p>
      <text:p text:style-name="P102"/>
      <text:p text:style-name="P126"><text:span text:style-name="T4">1</text:span><text:span text:style-name="T5">1</text:span>) <text:bookmark-start text:name="__DdeLink__3723_4263677272"/>https://app.asana.com/0/1209395762772163/1209407834935068<text:bookmark-end text:name="__DdeLink__3723_4263677272"/></text:p>
      <text:p text:style-name="P126"/>
      <text:p text:style-name="P14">Type <text:span text:style-name="T10">BUG</text:span></text:p>
      <text:p text:style-name="P14"/>
      <text:p text:style-name="P194">==&gt;</text:p>
      <text:p text:style-name="P194">Logo are displayed from Team storage records</text:p>
      <text:p text:style-name="P194">Please check the image for logo add and updated section</text:p>
      <text:p text:style-name="P83"/>
      <text:p text:style-name="P102">============</text:p>
      <text:p text:style-name="P102"/>
      <text:p text:style-name="P126"><text:span text:style-name="T4">1</text:span><text:span text:style-name="T5">2</text:span>) <text:bookmark-start text:name="__DdeLink__3721_4263677272"/>https://app.asana.com/0/1209395762772163/1209407834935082<text:bookmark-end text:name="__DdeLink__3721_4263677272"/></text:p>
      <text:p text:style-name="P126"/>
      <text:p text:style-name="P14">Type <text:span text:style-name="T11">Bug</text:span></text:p>
      <text:p text:style-name="P14"/>
      <text:p text:style-name="P193"><text:bookmark-start text:name="__DdeLink__3765_4263677272"/>==&gt;</text:p>
      <text:p text:style-name="P193">Logo are displayed from Team storage records</text:p>
      <text:p text:style-name="P193">Please check the image for logo add and updated section<text:bookmark-end text:name="__DdeLink__3765_4263677272"/></text:p>
      <text:p text:style-name="P83"/>
      <text:p text:style-name="P102">============</text:p>
      <text:p text:style-name="P102"/>
      <text:p text:style-name="P102"/>
      <text:p text:style-name="P102"/>
      <text:p text:style-name="P102"/>
      <text:p text:style-name="P102"/>
      <text:p text:style-name="P102"/>
      <text:p text:style-name="P126"><text:span text:style-name="T4">1</text:span><text:span text:style-name="T5">3</text:span>) <text:bookmark-start text:name="__DdeLink__3719_4263677272"/>https://app.asana.com/0/1209395762772163/1209407836851335<text:bookmark-end text:name="__DdeLink__3719_4263677272"/></text:p>
      <text:p text:style-name="P126"/>
      <text:p text:style-name="P14">Type CR</text:p>
      <text:p text:style-name="P14"/>
      <text:p text:style-name="P149">Status: <text:span text:style-name="T34">Done [</text:span><text:span text:style-name="T35">30min</text:span><text:span text:style-name="T34">]</text:span></text:p>
      <text:p text:style-name="P83"/>
      <text:p text:style-name="P102"><text:soft-page-break/>============</text:p>
      <text:p text:style-name="P102"/>
      <text:p text:style-name="P126"><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26"/>
      <text:p text:style-name="P14">Type CR</text:p>
      <text:p text:style-name="P14"/>
      <text:p text:style-name="P148"><text:bookmark-start text:name="__DdeLink__1097_2292776962"/>Status: <text:span text:style-name="T34">Done [</text:span><text:span text:style-name="T35">30min</text:span><text:span text:style-name="T34">]</text:span><text:bookmark-end text:name="__DdeLink__1097_2292776962"/></text:p>
      <text:p text:style-name="P83"/>
      <text:p text:style-name="P83"/>
      <text:p text:style-name="P83"/>
      <text:p text:style-name="P83"/>
      <text:p text:style-name="P83"/>
      <text:p text:style-name="P102">============</text:p>
      <text:p text:style-name="P102"/>
      <text:p text:style-name="P126"><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55">Status: <text:span text:style-name="T50">Done[</text:span><text:span text:style-name="T51">small change</text:span><text:span text:style-name="T50">]</text:span></text:p>
      <text:p text:style-name="P155"/>
      <text:p text:style-name="P83"/>
      <text:p text:style-name="P83"/>
      <text:p text:style-name="P102">============</text:p>
      <text:p text:style-name="P102"/>
      <text:p text:style-name="P126"><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54"><text:bookmark-start text:name="__DdeLink__1094_2292776962 Copy 1"/>Status: <text:span text:style-name="T34">Done [</text:span><text:span text:style-name="T49">4</text:span><text:span text:style-name="T34">hr]</text:span><text:bookmark-end text:name="__DdeLink__1094_2292776962 Copy 1"/></text:p>
      <text:p text:style-name="P83"/>
      <text:p text:style-name="P102">============</text:p>
      <text:p text:style-name="P102"/>
      <text:p text:style-name="P126"><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47"><text:bookmark-start text:name="__DdeLink__1094_2292776962"/>Status: <text:span text:style-name="T34">Done [1hr]</text:span><text:bookmark-end text:name="__DdeLink__1094_2292776962"/></text:p>
      <text:p text:style-name="P84"/>
      <text:p text:style-name="P84"/>
      <text:p text:style-name="P84"/>
      <text:p text:style-name="P84"/>
      <text:p text:style-name="P84"/>
      <text:p text:style-name="P84"/>
      <text:p text:style-name="P191"/>
      <text:p text:style-name="P191"/>
      <text:p text:style-name="P191">Tablet</text:p>
      <text:p text:style-name="P6"/>
      <text:p text:style-name="P21"><text:soft-page-break/>1) https://app.asana.com/0/1209395762772163/1209421305688377</text:p>
      <text:p text:style-name="P21"/>
      <text:p text:style-name="P21"/>
      <text:p text:style-name="P21">Type CR</text:p>
      <text:p text:style-name="P21"/>
      <text:p text:style-name="P152">Status: <text:span text:style-name="T42">Done(1hr)</text:span></text:p>
      <text:p text:style-name="P84"/>
      <text:p text:style-name="P84"/>
      <text:p text:style-name="P190"><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37">Status: <text:span text:style-name="T12">Just Layout no work</text:span></text:p>
      <text:p text:style-name="P85"/>
      <text:p text:style-name="P103">============<text:bookmark-end text:name="__DdeLink__3687_4263677272"/></text:p>
      <text:p text:style-name="P103"/>
      <text:p text:style-name="P16"><text:span text:style-name="T16">2</text:span>) https://app.asana.com/0/1209395762772163/1209407836851364</text:p>
      <text:p text:style-name="P16"/>
      <text:p text:style-name="P16">Type CR</text:p>
      <text:p text:style-name="P16"/>
      <text:p text:style-name="P138">Status: <text:span text:style-name="T13">Done </text:span><text:span text:style-name="T14">[</text:span><text:span text:style-name="T15">15min</text:span><text:span text:style-name="T14">]</text:span></text:p>
      <text:p text:style-name="P86"/>
      <text:p text:style-name="P104">============</text:p>
      <text:p text:style-name="P104"/>
      <text:p text:style-name="P104"/>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53">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160">)</text:p>
      <text:p text:style-name="P87"/>
      <text:p text:style-name="P105">============</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196"><text:soft-page-break/>Status: <text:span text:style-name="T18">We have not found any issue like this, we have test in ios and android the slider can be swiped by touching.</text:span></text:p>
      <text:p text:style-name="P88"/>
      <text:p text:style-name="P106">============</text:p>
      <text:p text:style-name="P106"/>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197">Status: <text:span text:style-name="T19">We have made this small because in some places there is four items, now we have increased the font and padding, but what will be if more than three, </text:span><text:span text:style-name="T21">or if big text</text:span></text:p>
      <text:p text:style-name="P89"/>
      <text:p text:style-name="P107">============</text:p>
      <text:p text:style-name="P107"/>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39">Status: <text:span text:style-name="T22">Fixed</text:span></text:p>
      <text:p text:style-name="P90"/>
      <text:p text:style-name="P108">============</text:p>
      <text:p text:style-name="P108"/>
      <text:p text:style-name="P108"/>
      <text:p text:style-name="P108"/>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oft-page-break/></text:p>
      <text:p text:style-name="P189">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40">Status: <text:span text:style-name="T6">Done (</text:span><text:span text:style-name="T46">5hrs</text:span><text:span text:style-name="T6">)</text:span></text:p>
      <text:p text:style-name="P186"/>
      <text:p text:style-name="P91"/>
      <text:p text:style-name="P109">============<text:bookmark-end text:name="__DdeLink__3693_4263677272"/></text:p>
      <text:p text:style-name="P109"/>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41">Status: <text:span text:style-name="T6">Done (</text:span><text:span text:style-name="T47">3</text:span><text:span text:style-name="T23">hrs</text:span><text:span text:style-name="T6">)</text:span></text:p>
      <text:p text:style-name="P95"/>
      <text:p text:style-name="P110">============<text:bookmark-end text:name="__DdeLink__3768_4263677272"/></text:p>
      <text:p text:style-name="P110"/>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42">Status: <text:span text:style-name="T27">Done [30min]</text:span></text:p>
      <text:p text:style-name="P142"/>
      <text:p text:style-name="P111">============<text:bookmark-end text:name="__DdeLink__3774_4263677272"/></text:p>
      <text:p text:style-name="P111"/>
      <text:p text:style-name="P111"/>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43">Status: <text:span text:style-name="T27">Done [</text:span><text:span text:style-name="T41">1hr</text:span><text:span text:style-name="T27">]</text:span></text:p>
      <text:p text:style-name="P181"/>
      <text:p text:style-name="P181"/>
      <text:p text:style-name="P112">============<text:bookmark-end text:name="__DdeLink__3779_4263677272"/></text:p>
      <text:p text:style-name="P112"/>
      <text:p text:style-name="P112"/>
      <text:p text:style-name="P112"/>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44">Status: <text:span text:style-name="T27">Done [</text:span><text:span text:style-name="T45">1hr</text:span><text:span text:style-name="T27">]</text:span></text:p>
      <text:p text:style-name="P182"/>
      <text:p text:style-name="P113">============<text:bookmark-end text:name="__DdeLink__3781_4263677272"/></text:p>
      <text:p text:style-name="P113"/>
      <text:p text:style-name="P113"/>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45">Status: <text:span text:style-name="T27">Done [30min]</text:span></text:p>
      <text:p text:style-name="P114">============<text:bookmark-end text:name="__DdeLink__3786_4263677272"/></text:p>
      <text:p text:style-name="P114"/>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46">Status: <text:span text:style-name="T27">Done [</text:span><text:span text:style-name="T48">6.3</text:span><text:span text:style-name="T32">hrs</text:span><text:span text:style-name="T27">]</text:span></text:p>
      <text:p text:style-name="P183"/>
      <text:p text:style-name="P115">============<text:bookmark-end text:name="__DdeLink__3790_4263677272"/></text:p>
      <text:p text:style-name="P115"/>
      <text:p text:style-name="P30"><text:span text:style-name="T33">8</text:span><text:span text:style-name="T29">) https://app.asana.com/0/1209395762772163/1209407836851362</text:span></text:p>
      <text:p text:style-name="P30"/>
      <text:p text:style-name="P30">Type CR</text:p>
      <text:p text:style-name="P30"/>
      <text:p text:style-name="P195">Status: <text:span text:style-name="T33">Pending Sample not given yet</text:span></text:p>
      <text:p text:style-name="P116">============</text:p>
      <text:p text:style-name="P111"/>
      <text:p text:style-name="P111"/>
      <text:p text:style-name="P111"/>
      <text:p text:style-name="P111"/>
      <text:p text:style-name="P109"/>
      <text:p text:style-name="P109"/>
      <text:p text:style-name="P109"/>
      <text:p text:style-name="P109"/>
      <text:p text:style-name="P107"/>
      <text:p text:style-name="P107"/>
      <text:p text:style-name="P107"/>
      <text:p text:style-name="P106"/>
      <text:p text:style-name="P106"/>
      <text:p text:style-name="P106"/>
      <text:p text:style-name="P198"><text:soft-page-break/></text:p>
      <text:p text:style-name="P198"/>
      <text:p text:style-name="P31"><text:span text:style-name="T52">1</text:span><text:span text:style-name="T29">) https://app.asana.com/0/1209395762772163/1209395762772201</text:span></text:p>
      <text:p text:style-name="P31"/>
      <text:p text:style-name="P31">Type CR</text:p>
      <text:p text:style-name="P31"/>
      <text:p text:style-name="P156">Status: <text:span text:style-name="T27">Done [</text:span><text:span text:style-name="T53">4</text:span><text:span text:style-name="T32">hrs</text:span><text:span text:style-name="T27">]</text:span></text:p>
      <text:p text:style-name="P117">============</text:p>
      <text:p text:style-name="P117"/>
      <text:p text:style-name="P32"><text:span text:style-name="T54">2</text:span><text:span text:style-name="T29">) https://app.asana.com/0/1209395762772163/1209781290985537</text:span></text:p>
      <text:p text:style-name="P32"/>
      <text:p text:style-name="P32">Type CR</text:p>
      <text:p text:style-name="P32"/>
      <text:p text:style-name="P159">Status: <text:span text:style-name="T27">Done [</text:span><text:span text:style-name="T56">3</text:span><text:span text:style-name="T32">hrs</text:span><text:span text:style-name="T27">]</text:span></text:p>
      <text:p text:style-name="P187"/>
      <text:p text:style-name="P118">============</text:p>
      <text:p text:style-name="P118"/>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158">Status: issue is fix</text:p>
      <text:p text:style-name="P158"/>
      <text:p text:style-name="P158">server unable to render f:image <text:s/>fal tag</text:p>
      <text:p text:style-name="P158">so we have removed that with image tag</text:p>
      <text:p text:style-name="P158"/>
      <text:p text:style-name="P162">we have made this changes everywhere as this error might be occurred any time if any page have large amount of content which is containing large amount of images as well. fix page and updated player model and codes.</text:p>
      <text:p text:style-name="P158"/>
      <text:p text:style-name="P161">time: <text:span text:style-name="T89">4</text:span>hr<text:span text:style-name="T89">s</text:span></text:p>
      <text:p text:style-name="P118"/>
      <text:p text:style-name="P119">============</text:p>
      <text:p text:style-name="P118"/>
      <text:p text:style-name="P127">4) <text:a xlink:type="simple" xlink:href="https://app.asana.com/0/1209395762772163/1209781290985548" text:style-name="Internet_20_link" text:visited-style-name="Visited_20_Internet_20_Link">https://app.asana.com/0/1209395762772163/1209781290985548</text:a></text:p>
      <text:p text:style-name="P127"/>
      <text:p text:style-name="P33">Type CR</text:p>
      <text:p text:style-name="P33"/>
      <text:p text:style-name="P157">Status: <text:span text:style-name="T27">Done [</text:span><text:span text:style-name="T55">30min</text:span><text:span text:style-name="T27">]</text:span></text:p>
      <text:p text:style-name="P120">============</text:p>
      <text:p text:style-name="P120"/>
      <text:p text:style-name="P128"><text:span text:style-name="T88">5</text:span>) https://app.asana.com/0/1209395762772163/1209797966516554</text:p>
      <text:p text:style-name="P128"/>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163"/>
      <text:p text:style-name="P59"><text:span text:style-name="T58">N</text:span><text:span text:style-name="T57">ew APRIL 2025 points hours not given yet</text:span></text:p>
      <text:p text:style-name="P59"/>
      <text:p text:style-name="P129"><text:span text:style-name="T90">1</text:span>) https://app.asana.com/0/1209395762772163/1209869547521136</text:p>
      <text:p text:style-name="P129"/>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164"/>
      <text:p text:style-name="P164"/>
      <text:p text:style-name="P130"><text:span text:style-name="T91">2</text:span>) https://app.asana.com/0/1209395762772163/1209869547521202</text:p>
      <text:p text:style-name="P130"/>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175"/>
      <text:p text:style-name="P130"><text:span text:style-name="T92">3</text:span>) https://app.asana.com/0/1209395762772163/1209854752836952</text:p>
      <text:p text:style-name="P130"/>
      <text:p text:style-name="P37">Type CR</text:p>
      <text:p text:style-name="P37"><text:span text:style-name="T58">Status: Done [</text:span><text:span text:style-name="T62">5hrs</text:span><text:span text:style-name="T58">]</text:span></text:p>
      <text:p text:style-name="P175"/>
      <text:p text:style-name="P175">We have updated code1) Add any text in position field it will display2) Added "no portrait-page" checkbox3) Added "is goalkeeper" checkbox(A goalkeeper has extra WÜRFE tab)4) You can sort records using Arrow in TCA, please check image</text:p>
      <text:p text:style-name="P175"/>
      <text:p text:style-name="P131"><text:span text:style-name="T93">4</text:span>) <text:a xlink:type="simple" xlink:href="https://app.asana.com/0/1209395762772163/1209883646678203" text:style-name="Internet_20_link" text:visited-style-name="Visited_20_Internet_20_Link">https://app.asana.com/0/1209395762772163/1209883646678203</text:a></text:p>
      <text:p text:style-name="P131">https://app.asana.com/0/1209395762772163/1209883646678209</text:p>
      <text:p text:style-name="P131"/>
      <text:p text:style-name="P38">Type CR</text:p>
      <text:p text:style-name="P38"><text:span text:style-name="T58">Status: Done [</text:span><text:span text:style-name="T63">2hr</text:span><text:span text:style-name="T58">]</text:span></text:p>
      <text:p text:style-name="P165"/>
      <text:p text:style-name="P132"><text:span text:style-name="T94">5</text:span>) https://app.asana.com/0/1209395762772163/1209885364786639/</text:p>
      <text:p text:style-name="P132"/>
      <text:p text:style-name="P39">Type CR</text:p>
      <text:p text:style-name="P39"><text:span text:style-name="T58">Status: Done [</text:span><text:span text:style-name="T64">30min</text:span><text:span text:style-name="T58">]</text:span></text:p>
      <text:p text:style-name="P166"/>
      <text:p text:style-name="P60"><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60"/>
      <text:p text:style-name="P40">Type CR</text:p>
      <text:p text:style-name="P41"><text:span text:style-name="T58">Status: Done [</text:span><text:span text:style-name="T65">1hr</text:span><text:span text:style-name="T58">]</text:span></text:p>
      <text:p text:style-name="P167"/>
      <text:p text:style-name="P168"/>
      <text:p text:style-name="P168"/>
      <text:p text:style-name="P168"/>
      <text:p text:style-name="P168"/>
      <text:p text:style-name="P199"><text:soft-page-break/><text:span text:style-name="T66"/></text:p>
      <text:p text:style-name="P199"><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168"/>
      <text:p text:style-name="P168"/>
      <text:p text:style-name="P61"><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169"/>
      <text:p text:style-name="P169"/>
      <text:p text:style-name="P62"><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169"/>
      <text:p text:style-name="P63"><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170"/>
      <text:p text:style-name="P65"><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171"/>
      <text:p text:style-name="P66"><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173"/>
      <text:p text:style-name="P67"><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174"/>
      <text:p text:style-name="P48"/>
      <text:p text:style-name="P171"/>
      <text:p text:style-name="P171"/>
      <text:p text:style-name="P171"/>
      <text:p text:style-name="P171"/>
      <text:p text:style-name="P171"/>
      <text:p text:style-name="P169"/>
      <text:p text:style-name="P169"><text:soft-page-break/></text:p>
      <text:p text:style-name="P169"/>
      <text:p text:style-name="P169"/>
      <text:p text:style-name="P68"><text:span text:style-name="T58">1</text:span><text:span text:style-name="T77">4</text:span><text:span text:style-name="T57">) </text:span><text:span text:style-name="T58">https://app.asana.com/0/1209395762772163/1209928808913986</text:span></text:p>
      <text:p text:style-name="P49">Type <text:span text:style-name="T95">BUG</text:span></text:p>
      <text:p text:style-name="P49"><text:span text:style-name="T27">Status: </text:span><text:span text:style-name="T95">Fixed</text:span></text:p>
      <text:p text:style-name="P49"/>
      <text:p text:style-name="P68"><text:span text:style-name="T58">1</text:span><text:span text:style-name="T77">5</text:span><text:span text:style-name="T57">) </text:span><text:span text:style-name="T58">https://app.asana.com/0/1209395762772163/1209928808913990</text:span></text:p>
      <text:p text:style-name="P49">Type <text:span text:style-name="T95">CR</text:span></text:p>
      <text:p text:style-name="P49"><text:span text:style-name="T27">Status: </text:span><text:span text:style-name="T96">DONE, </text:span><text:span text:style-name="T58">issue page load, optimised code </text:span><text:span text:style-name="T77">[3hrs]</text:span></text:p>
      <text:p text:style-name="P49"/>
      <text:p text:style-name="P69"><text:span text:style-name="T58">1</text:span><text:span text:style-name="T78">6</text:span><text:span text:style-name="T57">) </text:span><text:span text:style-name="T58">https://app.asana.com/0/1209395762772163/1209928813288342</text:span></text:p>
      <text:p text:style-name="P50">Type <text:span text:style-name="T95">CR</text:span></text:p>
      <text:p text:style-name="P50"><text:span text:style-name="T27">Status: </text:span><text:span text:style-name="T96">Done, </text:span><text:span text:style-name="T58">issue </text:span><text:span text:style-name="T78">image loading</text:span><text:span text:style-name="T58"> </text:span><text:span text:style-name="T77">[</text:span><text:span text:style-name="T78">1</text:span><text:span text:style-name="T77">hr]</text:span></text:p>
      <text:p text:style-name="P176"/>
      <text:p text:style-name="P70"><text:span text:style-name="T58">1</text:span><text:span text:style-name="T79">7</text:span><text:span text:style-name="T57">) </text:span><text:span text:style-name="T58">https://app.asana.com/0/1209395762772163/1209928808913992</text:span></text:p>
      <text:p text:style-name="P50">Type <text:span text:style-name="T95">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177"/>
      <text:p text:style-name="P177"/>
      <text:p text:style-name="P71"><text:span text:style-name="T77">1</text:span><text:span text:style-name="T57">8) https://app.asana.com/0/1209395762772163/1209935111057495</text:span></text:p>
      <text:p text:style-name="P52">Type <text:span text:style-name="T95">CR</text:span></text:p>
      <text:p text:style-name="P52"><text:span text:style-name="T58">Status: </text:span><text:span text:style-name="T78">Done</text:span><text:span text:style-name="T58"> </text:span><text:span text:style-name="T77">[</text:span><text:span text:style-name="T78">1</text:span><text:span text:style-name="T77">hr]</text:span></text:p>
      <text:p text:style-name="P178"/>
      <text:p text:style-name="P72"><text:span text:style-name="T77">1</text:span><text:span text:style-name="T80">9</text:span><text:span text:style-name="T57">) https://app.asana.com/0/1209395762772163/1209935114542550</text:span></text:p>
      <text:p text:style-name="P53">Type <text:span text:style-name="T95">CR</text:span></text:p>
      <text:p text:style-name="P53"><text:span text:style-name="T58">Status: </text:span><text:span text:style-name="T78">Done</text:span><text:span text:style-name="T58"> </text:span><text:span text:style-name="T77">[</text:span><text:span text:style-name="T78">1</text:span><text:span text:style-name="T77">hr]</text:span></text:p>
      <text:p text:style-name="P179"/>
      <text:p text:style-name="P73"><text:span text:style-name="T81">20</text:span><text:span text:style-name="T57">) </text:span><text:span text:style-name="T77">https://app.asana.com/0/1209395762772163/1209935114542576</text:span></text:p>
      <text:p text:style-name="P54">Type <text:span text:style-name="T95">CR</text:span></text:p>
      <text:p text:style-name="P54"><text:span text:style-name="T58">Status: </text:span><text:span text:style-name="T78">Done</text:span><text:span text:style-name="T58"> </text:span><text:span text:style-name="T77">[</text:span><text:span text:style-name="T81">30min</text:span><text:span text:style-name="T77">]</text:span></text:p>
      <text:p text:style-name="P180"/>
      <text:p text:style-name="P74"><text:span text:style-name="T81">2</text:span><text:span text:style-name="T82">1</text:span><text:span text:style-name="T57">) </text:span><text:span text:style-name="T77">https://app.asana.com/0/1209395762772163/1209935114542572</text:span></text:p>
      <text:p text:style-name="P55">Type <text:span text:style-name="T95">CR</text:span></text:p>
      <text:p text:style-name="P55"><text:span text:style-name="T58">Status: </text:span><text:span text:style-name="T78">Done</text:span><text:span text:style-name="T58"> </text:span><text:span text:style-name="T77">[</text:span><text:span text:style-name="T81">30min</text:span><text:span text:style-name="T77">]</text:span></text:p>
      <text:p text:style-name="P180"/>
      <text:p text:style-name="P75"><text:span text:style-name="T81">2</text:span><text:span text:style-name="T83">2</text:span><text:span text:style-name="T57">) </text:span><text:span text:style-name="T77">https://app.asana.com/0/1209395762772163/1209935114542564</text:span></text:p>
      <text:p text:style-name="P56">Type <text:span text:style-name="T95">CR</text:span></text:p>
      <text:p text:style-name="P56"><text:span text:style-name="T27">Status: </text:span><text:span text:style-name="T96">Done</text:span><text:span text:style-name="T27"> </text:span><text:span text:style-name="T95">[</text:span><text:span text:style-name="T97">30min</text:span><text:span text:style-name="T95">]</text:span></text:p>
      <text:p text:style-name="P56"/>
      <text:p text:style-name="P76"><text:span text:style-name="T81">2</text:span><text:span text:style-name="T84">3</text:span><text:span text:style-name="T57">) </text:span><text:span text:style-name="T77">https://app.asana.com/0/1209395762772163/1209935111057503</text:span></text:p>
      <text:p text:style-name="P57">Type <text:span text:style-name="T95">CR</text:span></text:p>
      <text:p text:style-name="P57"><text:span text:style-name="T27">Status: </text:span><text:span text:style-name="T96">Done</text:span><text:span text:style-name="T27"> </text:span><text:span text:style-name="T95">[</text:span><text:span text:style-name="T97">30min</text:span><text:span text:style-name="T95">]</text:span></text:p>
      <text:p text:style-name="P57"/>
      <text:p text:style-name="P57"/>
      <text:p text:style-name="P57"><text:soft-page-break/></text:p>
      <text:p text:style-name="P57"/>
      <text:p text:style-name="P77"><text:span text:style-name="T81">2</text:span><text:span text:style-name="T84">3</text:span><text:span text:style-name="T57">) </text:span><text:span text:style-name="T85">https://app.asana.com/0/1209395762772163/1209935114542540</text:span></text:p>
      <text:p text:style-name="P58">Type <text:span text:style-name="T95">CR</text:span></text:p>
      <text:p text:style-name="P58"><text:span text:style-name="T27">Status: </text:span><text:span text:style-name="T96">Done</text:span><text:span text:style-name="T27"> </text:span><text:span text:style-name="T95">[</text:span><text:span text:style-name="T97">30min</text:span><text:span text:style-name="T95">]</text:span></text:p>
      <text:p text:style-name="P58"/>
      <text:p text:style-name="P58"/>
      <text:p text:style-name="P203"><text:span text:style-name="T81">2</text:span><text:span text:style-name="T86">4</text:span><text:span text:style-name="T57">) </text:span><text:span text:style-name="T85">https://app.asana.com/0/1209395762772163/1209935114542544</text:span></text:p>
      <text:p text:style-name="P201">Type <text:span text:style-name="T95">CR</text:span></text:p>
      <text:p text:style-name="P201"><text:span text:style-name="T27">Status: </text:span><text:span text:style-name="T96">Done</text:span><text:span text:style-name="T27"> </text:span><text:span text:style-name="T95">[</text:span><text:span text:style-name="T97">30min</text:span><text:span text:style-name="T95">]</text:span></text:p>
      <text:p text:style-name="P201"/>
      <text:p text:style-name="P204"><text:span text:style-name="T81">2</text:span><text:span text:style-name="T87">5</text:span><text:span text:style-name="T57">) </text:span><text:span text:style-name="T85">https://app.asana.com/0/1209395762772163/1209935114542568</text:span></text:p>
      <text:p text:style-name="P202">Type <text:span text:style-name="T95">CR</text:span></text:p>
      <text:p text:style-name="P202"><text:span text:style-name="T27">Status: </text:span><text:span text:style-name="T96">Done</text:span><text:span text:style-name="T27"> </text:span><text:span text:style-name="T95">[</text:span><text:span text:style-name="T98">1hr</text:span><text:span text:style-name="T95">]</text:span></text:p>
      <text:p text:style-name="P58"/>
      <text:p text:style-name="P58"/>
      <text:p text:style-name="P58"/>
      <text:p text:style-name="P58"/>
      <text:p text:style-name="P57"/>
      <text:p text:style-name="P180"/>
      <text:p text:style-name="P179"/>
      <text:p text:style-name="P179"/>
      <text:p text:style-name="P179"/>
      <text:p text:style-name="P178"/>
      <text:p text:style-name="P178"/>
      <text:p text:style-name="P71"/>
      <text:p text:style-name="P71"/>
      <text:p text:style-name="P49"/>
      <text:p text:style-name="P172"/>
      <text:p text:style-name="P169"/>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09T19:49:08.421976609</dc:date>
    <meta:editing-duration>P2DT23H42M59S</meta:editing-duration>
    <meta:editing-cycles>151</meta:editing-cycles>
    <meta:document-statistic meta:table-count="0" meta:image-count="0" meta:object-count="0" meta:page-count="13" meta:paragraph-count="244" meta:word-count="734" meta:character-count="7690" meta:non-whitespace-character-count="7198"/>
  </office:meta>
</office:document-meta>
</file>